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Accessor.Protected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ectedAccessor.methodWithProtecte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Accessor.methodWithProtectedParameter( PackagePrivate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